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  <style:text-properties fo:font-size="18pt" fo:font-style="normal" fo:font-weight="bold" officeooo:rsid="00157c40" officeooo:paragraph-rsid="00157c40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Heading_20_2">
      <style:paragraph-properties fo:text-align="justify" style:justify-single-word="false" fo:keep-with-next="always"/>
      <style:text-properties style:font-name="Liberation Mono" fo:font-style="normal" officeooo:rsid="00157c40" officeooo:paragraph-rsid="00157c40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style="normal" fo:font-weight="normal" officeooo:rsid="00157c40" officeooo:paragraph-rsid="00157c40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ize="18pt" fo:font-style="italic" fo:font-weight="bold" officeooo:rsid="00157c40" officeooo:paragraph-rsid="00157c40" style:font-size-asian="15.75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Mono" fo:font-size="14pt" fo:font-style="normal" fo:font-weight="normal" officeooo:rsid="00157c40" officeooo:paragraph-rsid="00157c40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c9211e" loext:opacity="100%" style:font-name="Liberation Mono" fo:font-size="14pt" fo:font-style="normal" fo:font-weight="bold" officeooo:rsid="00157c40" officeooo:paragraph-rsid="00157c40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63347"/>
    </style:style>
    <style:style style:name="T2" style:family="text">
      <style:text-properties officeooo:rsid="0017853c"/>
    </style:style>
    <style:style style:name="T3" style:family="text">
      <style:text-properties loext:padding="0cm" loext:border="none"/>
    </style:style>
    <style:style style:name="T4" style:family="text">
      <style:text-properties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5" style:family="text">
      <style:text-properties style:font-name="Liberation Mono"/>
    </style:style>
    <style:style style:name="T6" style:family="text">
      <style:text-properties style:font-name="Liberation Mono" loext:padding="0cm" loext:border="none"/>
    </style:style>
    <style:style style:name="T7" style:family="text">
      <style:text-properties style:font-name="Liberation Mono" loext:padding-left="0cm" loext:padding-right="0cm" loext:padding-top="0.049cm" loext:padding-bottom="0.049cm" loext:border-left="none" loext:border-right="none" loext:border-top="0.74pt solid #000000" loext:border-bottom="0.74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pread Operator</text:p>
      <text:p text:style-name="P4"/>
      <text:p text:style-name="P5">É uma sintaxe que agi dentro da desestruturação que permite que concatenamos arrays e objetos. Esta sintaxe também tem o poder <text:span text:style-name="T1">­</text:span><text:span text:style-name="T2">de separar uma variavel de string em um array com todos os caracteres em um indice do array. Bastante útil para quando precisamos validar dados no back end.</text:span></text:p>
      <text:p text:style-name="P5"/>
      <text:p text:style-name="P5"/>
      <text:p text:style-name="P3"><text:span text:style-name="T5">O </text:span><text:span text:style-name="Strong_20_Emphasis"><text:span text:style-name="T6">Spread Operator</text:span></text:span><text:span text:style-name="T5"> é uma sintaxe do JavaScript que nos permite expandir ou "espalhar" um array, objeto ou string em elementos individuais. É representado pelo símbolo de três pontos (</text:span><text:span text:style-name="Source_20_Text"><text:span text:style-name="T7">...</text:span></text:span><text:span text:style-name="T5">), e pode ser utilizado em várias situações para facilitar o trabalho com dados em nossos programas.</text:span></text:p>
      <text:p text:style-name="P3"><text:span text:style-name="T5"/></text:p>
      <text:p text:style-name="P3"><text:span text:style-name="T5"/></text:p>
      <text:h text:style-name="P1" text:outline-level="2"><text:bookmark text:name="concatenando-arrays"/><text:span text:style-name="T5">Concatenando arrays</text:span></text:h>
      <text:p text:style-name="P5">Podemos utilizar o Spread Operator para concatenar dois ou mais arrays em um só. Veja o exemplo:</text:p>
      <text:p text:style-name="P5"/>
      <text:p text:style-name="P6">const array1 = [1, 2, 3];</text:p>
      <text:p text:style-name="P6">const array2 = [4, 5, 6];</text:p>
      <text:p text:style-name="P6">const array3 = [...array1, ...array2];</text:p>
      <text:p text:style-name="P6">console.log(array3); // [1, 2, 3, 4, 5, 6]</text:p>
      <text:p text:style-name="P6"/>
      <text:p text:style-name="P6"/>
      <text:h text:style-name="P2" text:outline-level="2"><text:bookmark text:name="adicionando-elementos-a-um-array"/>Adicionando elementos a um array</text:h>
      <text:p text:style-name="P5">Também podemos utilizar o Spread Operator para adicionar novos elementos a um array existente. Veja o exemplo:</text:p>
      <text:p text:style-name="P3"><text:span text:style-name="T5"/></text:p>
      <text:p text:style-name="P6">const array1 = [1, 2, 3];</text:p>
      <text:p text:style-name="P6">const array2 = [...array1, 4, 5, 6];</text:p>
      <text:p text:style-name="P6">console.log(array2); // [1, 2, 3, 4, 5, 6]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h text:style-name="P2" text:outline-level="2"><text:bookmark text:name="convertendo-uma-string-em-um-array-de-caracteres"/>Convertendo uma string em um array de caracteres</text:h>
      <text:p text:style-name="P5">Podemos utilizar o Spread Operator para converter uma string em um array de caracteres. Veja o exemplo:</text:p>
      <text:p text:style-name="P5"/>
      <text:p text:style-name="P6"/>
      <text:p text:style-name="P6">const string1 = "JavaScript";</text:p>
      <text:p text:style-name="P6">const array1 = [...string1];</text:p>
      <text:p text:style-name="P6">console.log(array1); // ["J", "a", "v", "a", "S", "c", "r", "i", "p", "t"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3:36:03.050778850</meta:creation-date>
    <dc:date>2024-02-20T14:13:52.586851446</dc:date>
    <meta:editing-duration>PT16M38S</meta:editing-duration>
    <meta:editing-cycles>1</meta:editing-cycles>
    <meta:document-statistic meta:table-count="0" meta:image-count="0" meta:object-count="0" meta:page-count="2" meta:paragraph-count="19" meta:word-count="230" meta:character-count="1356" meta:non-whitespace-character-count="1146"/>
    <meta:generator>LibreOffice/24.2.0.3$Linux_X86_64 LibreOffice_project/da48488a73ddd66ea24cf16bbc4f7b9c08e9bea1</meta:generator>
  </office:meta>
</office:document-meta>
</file>